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d7148" officeooo:paragraph-rsid="001d7148"/>
    </style:style>
    <style:style style:name="P2" style:family="paragraph" style:parent-style-name="Standard">
      <style:paragraph-properties fo:line-height="150%" fo:text-align="justify" style:justify-single-word="false"/>
      <style:text-properties officeooo:rsid="001e8889" officeooo:paragraph-rsid="001e8889"/>
    </style:style>
    <style:style style:name="P3" style:family="paragraph" style:parent-style-name="Standard">
      <style:paragraph-properties fo:line-height="150%" fo:text-align="justify" style:justify-single-word="false"/>
      <style:text-properties officeooo:rsid="001e8889" officeooo:paragraph-rsid="0022750b"/>
    </style:style>
    <style:style style:name="P4" style:family="paragraph" style:parent-style-name="Standard">
      <style:paragraph-properties fo:line-height="150%" fo:text-align="justify" style:justify-single-word="false"/>
      <style:text-properties officeooo:rsid="001fe90b" officeooo:paragraph-rsid="001fe90b"/>
    </style:style>
    <style:style style:name="P5" style:family="paragraph" style:parent-style-name="Standard">
      <style:paragraph-properties fo:line-height="150%" fo:text-align="justify" style:justify-single-word="false"/>
      <style:text-properties officeooo:rsid="0020bc87" officeooo:paragraph-rsid="0020bc87"/>
    </style:style>
    <style:style style:name="T1" style:family="text">
      <style:text-properties officeooo:rsid="001d7148"/>
    </style:style>
    <style:style style:name="T2" style:family="text">
      <style:text-properties officeooo:rsid="001fe90b"/>
    </style:style>
    <style:style style:name="T3" style:family="text">
      <style:text-properties officeooo:rsid="0020bc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the past week, we focused on Inheritance, Polymorphism, and Interfaces. From the learning resources and activities, I have learned helpful concepts surrounding the aforementioned focus. </text:p>
      <text:p text:style-name="P2"/>
      <text:p text:style-name="P3">I was able to comprehend and use object-oriented principles in accordance with the predetermined objectives.</text:p>
      <text:p text:style-name="P3"/>
      <text:p text:style-name="P3">First, I realized that inheritance allows for code reuse; this idea suggests that freshly formed classes (whether relative or not) or written code can inherit variables, constructors, and other objects rather than having to start from scratch.</text:p>
      <text:p text:style-name="P3"/>
      <text:p text:style-name="P3">The this and super keywords are used to do this. The term "this" refers to an object that is already present in a class. A subclass may use objects from the superclass by employing the super keyword, which refers to items already present in a superclass.</text:p>
      <text:p text:style-name="P3"/>
      <text:p text:style-name="P3">As part of an inheritance. I now realize that superclass methods occasionally could not be implementing what the subclass actually intended to implement. Object-oriented programming permits method overriding in this situation. <text:s/>Basically, this is changing the implementation of an existing method. </text:p>
      <text:p text:style-name="P2"/>
      <text:p text:style-name="P2">As the word suggests, polymorphism refers to the presence of several forms. The meaning of a call to an instance method "may rely on the actual type of the object that is used to make the call at run time," according to (Eck, 2019, p.743).</text:p>
      <text:p text:style-name="P2"/>
      <text:p text:style-name="P2">In other words, when a statement like var.action() is executed at runtime, the method that is called depends on the type of the object to which var refers rather than the type of variable var if var is an object type variable. </text:p>
      <text:p text:style-name="P2"/>
      <text:p text:style-name="P4">The dependence of an instance method on the type of the object and not on the type of the variable depicts polymorphism. I can add that, it also touches on the aspect of methods having different ways of implementation. I discovered that it is possible to link multiple superclasses using interfaces. Interestingly, in fact “the subroutines in an interface are abstract methods, which must be implemented in any concrete class that implements the interface.” (Eck, 2019, p.251). </text:p>
      <text:p text:style-name="P4"/>
      <text:p text:style-name="P4">This week, the assignme<text:span text:style-name="T3">nt was more challenging as I had bugs in my code that took alot or research before I was able to resolve</text:span>. <text:span text:style-name="T3">Also,</text:span> accessing my peers work was very good and challenging for me <text:soft-page-break/>to improve in the areas that I feel my work do not meet standard. <text:span text:style-name="T1">The feedbak I got from the discussion forum of Unit Four was helpful. I feel great, happy and thankful that I have a good and helpful Instructor and peers. </text:span></text:p>
      <text:p text:style-name="P4"/>
      <text:p text:style-name="P5">I have the expectations of successfully completing my journey and be a great programmer at the end of the course. </text:p>
      <text:p text:style-name="P5"/>
      <text:p text:style-name="P5">References</text:p>
      <text:p text:style-name="P5">Eck, D.J. (2019). Introduction to programming Using Java. Hobart and William Smith Colleges.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07:07:19.948982868</meta:creation-date>
    <dc:date>2022-07-18T08:03:17.442092640</dc:date>
    <meta:editing-duration>PT1M55S</meta:editing-duration>
    <meta:editing-cycles>1</meta:editing-cycles>
    <meta:document-statistic meta:table-count="0" meta:image-count="0" meta:object-count="0" meta:page-count="2" meta:paragraph-count="12" meta:word-count="443" meta:character-count="2671" meta:non-whitespace-character-count="2232"/>
    <meta:generator>LibreOffice/7.3.2.2$Linux_X86_64 LibreOffice_project/30$Build-2</meta:generator>
  </office:meta>
</office:document-meta>
</file>